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15.14pt"/>
    </style:style>
    <style:style style:name="co13" style:family="table-column">
      <style:table-column-properties fo:break-before="auto" style:column-width="196.44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21.46pt"/>
    </style:style>
    <style:style style:name="co22" style:family="table-column">
      <style:table-column-properties fo:break-before="auto" style:column-width="108.4pt"/>
    </style:style>
    <style:style style:name="co23" style:family="table-column">
      <style:table-column-properties fo:break-before="auto" style:column-width="102.64pt"/>
    </style:style>
    <style:style style:name="co24" style:family="table-column">
      <style:table-column-properties fo:break-before="auto" style:column-width="538.04pt"/>
    </style:style>
    <style:style style:name="co25" style:family="table-column">
      <style:table-column-properties fo:break-before="auto" style:column-width="149.36pt"/>
    </style:style>
    <style:style style:name="co26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2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other-sites'.B2"/>
    </style:style>
    <style:style style:name="ce15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44"/>
    </style:style>
    <style:style style:name="ce15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other-sites'.B48"/>
    </style:style>
    <style:style style:name="ce1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0"/>
    </style:style>
    <style:style style:name="ce1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2"/>
    </style:style>
    <style:style style:name="ce1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4"/>
    </style:style>
    <style:style style:name="ce1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B56"/>
    </style:style>
    <style:style style:name="ce36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transparent" style:rotation-align="none"/>
    </style:style>
    <style:style style:name="ce3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fo:background-color="transparent"/>
    </style:style>
    <style:style style:name="ce36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C2"/>
      <style:map style:condition="cell-content()=&quot;no&quot;" style:apply-style-name="Bad" style:base-cell-address="'other-sites'.C2"/>
      <style:map style:condition="cell-content()=&quot;revert&quot;" style:apply-style-name="Accent_20_2" style:base-cell-address="'other-sites'.C2"/>
    </style:style>
    <style:style style:name="ce3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3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3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37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3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37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3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37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37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38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3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3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38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38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38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3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39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39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9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0" style:family="table-cell" style:parent-style-name="Default">
      <style:table-cell-properties fo:background-color="#fff200"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fo:background-color="#fff2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2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40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40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40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40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4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4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4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4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4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4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4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4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42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4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4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42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425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4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4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14" office:value-type="string" calcext:value-type="string">
            <text:p>Check</text:p>
          </table:table-cell>
          <table:table-cell table:style-name="ce129" office:value-type="string" calcext:value-type="string">
            <text:p>Notes</text:p>
          </table:table-cell>
          <table:table-cell table:style-name="ce144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0:filters.D1010 filters.D1012:filters.D1012 filters.D1014:filters.D1014 filters.D1016:filters.D1016 filters.D1018:filters.D1018 filters.D1020:filters.D1020 filters.D1022:filters.D1022 filters.D1024:filters.D1024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301"/>
        <table:table-column table:style-name="co10" table:default-cell-style-name="ce301"/>
        <table:table-column table:style-name="co11" table:default-cell-style-name="ce301"/>
        <table:table-column table:style-name="co9" table:number-columns-repeated="6" table:default-cell-style-name="ce301"/>
        <table:table-column table:style-name="co12" table:default-cell-style-name="ce301"/>
        <table:table-column table:style-name="co13" table:default-cell-style-name="ce301"/>
        <table:table-column table:style-name="co9" table:number-columns-repeated="1013" table:default-cell-style-name="ce301"/>
        <table:table-row table:style-name="ro5">
          <table:table-cell/>
          <table:table-cell table:style-name="ce358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359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65" office:value-type="string" calcext:value-type="string">
            <text:p>sites to check</text:p>
          </table:table-cell>
          <table:table-cell office:value-type="string" calcext:value-type="string">
            <text:p>top 100 torrent sites</text:p>
          </table:table-cell>
          <table:table-cell table:number-columns-repeated="4"/>
          <table:table-cell table:style-name="ce399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com</text:p>
          </table:table-cell>
          <table:table-cell table:style-name="ce366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7"/>
          <table:table-cell table:number-columns-repeated="4"/>
          <table:table-cell table:style-name="ce366"/>
          <table:table-cell table:style-name="ce402"/>
          <table:table-cell table:style-name="ce366"/>
          <table:table-cell table:style-name="ce258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267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67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258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257" office:value-type="string" calcext:value-type="string">
            <text:p>https://www.legalnibukmacherzyinternetowi.pl/</text:p>
          </table:table-cell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8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258"/>
          <table:table-cell table:style-name="ce367"/>
          <table:table-cell table:number-columns-repeated="4"/>
          <table:table-cell table:style-name="ce366"/>
          <table:table-cell table:style-name="ce400"/>
          <table:table-cell table:style-name="ce366"/>
          <table:table-cell table:style-name="ce257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257"/>
          <table:table-cell table:number-columns-repeated="6"/>
          <table:table-cell table:style-name="ce403"/>
          <table:table-cell/>
          <table:table-cell table:style-name="ce257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302"/>
          <table:table-cell table:number-columns-repeated="6"/>
          <table:table-cell table:style-name="ce403"/>
          <table:table-cell/>
          <table:table-cell table:style-name="ce257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8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8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/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8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03"/>
          <table:table-cell/>
          <table:table-cell table:style-name="ce257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4"/>
          <table:table-cell table:style-name="ce417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4"/>
          <table:table-cell table:style-name="ce417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210"/>
          <table:table-cell table:style-name="ce418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6"/>
          <table:table-cell table:style-name="ce419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317" office:value-type="float" office:value="2" calcext:value-type="float">
            <text:p>2</text:p>
          </table:table-cell>
          <table:table-cell table:style-name="ce406"/>
          <table:table-cell table:style-name="ce419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float" office:value="2" calcext:value-type="float">
            <text:p>2</text:p>
          </table:table-cell>
          <table:table-cell table:style-name="ce407"/>
          <table:table-cell table:style-name="ce420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2" calcext:value-type="float">
            <text:p>2</text:p>
          </table:table-cell>
          <table:table-cell table:style-name="ce408"/>
          <table:table-cell table:style-name="ce421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2" calcext:value-type="float">
            <text:p>2</text:p>
          </table:table-cell>
          <table:table-cell table:style-name="ce409"/>
          <table:table-cell table:style-name="ce422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 ‘</text:p>
          </table:table-cell>
          <table:table-cell table:style-name="ce410"/>
          <table:table-cell table:style-name="ce423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float" office:value="1" calcext:value-type="float">
            <text:p>1</text:p>
          </table:table-cell>
          <table:table-cell table:style-name="ce410"/>
          <table:table-cell table:style-name="ce423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1-2</text:p>
          </table:table-cell>
          <table:table-cell table:style-name="ce410"/>
          <table:table-cell table:style-name="ce423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3">
          <table:table-cell/>
          <table:table-cell table:style-name="Default"/>
          <table:table-cell table:number-columns-repeated="6"/>
          <table:table-cell table:style-name="ce315" office:value-type="string" calcext:value-type="string">
            <text:p>2 ‘</text:p>
          </table:table-cell>
          <table:table-cell table:style-name="ce410"/>
          <table:table-cell table:style-name="ce423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hard</text:p>
          </table:table-cell>
          <table:table-cell table:style-name="ce411"/>
          <table:table-cell table:style-name="ce424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425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 ‘</text:p>
          </table:table-cell>
          <table:table-cell table:style-name="ce414"/>
          <table:table-cell table:style-name="ce426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315" office:value-type="string" calcext:value-type="string">
            <text:p>2?</text:p>
          </table:table-cell>
          <table:table-cell table:style-name="ce414"/>
          <table:table-cell table:style-name="ce426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6">
          <table:table-cell table:number-columns-repeated="8"/>
          <table:table-cell table:style-name="ce315" office:value-type="string" calcext:value-type="string">
            <text:p>hard</text:p>
          </table:table-cell>
          <table:table-cell table:style-name="ce415"/>
          <table:table-cell table:style-name="ce427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7" office:value-type="string" calcext:value-type="string">
            <text:p>2 ‘</text:p>
          </table:table-cell>
          <table:table-cell table:style-name="ce416"/>
          <table:table-cell table:style-name="ce428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lubanski.eu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s://sportprojekt.inf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ovei: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02" office:value-type="string" calcext:value-type="string">
            <text:p>http://irenakuczynska.pl</text:p>
          </table:table-cell>
          <table:table-cell table:number-columns-repeated="1013"/>
        </table:table-row>
        <table:table-row table:style-name="ro3">
          <table:table-cell/>
          <table:table-cell table:style-name="ce15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e-pingpong.pl</text:p>
          </table:table-cell>
          <table:table-cell table:number-columns-repeated="1013"/>
        </table:table-row>
        <table:table-row table:style-name="ro3">
          <table:table-cell/>
          <table:table-cell table:style-name="ce156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6"/>
          <table:table-cell office:value-type="string" calcext:value-type="string">
            <text:p>hard popup</text:p>
          </table:table-cell>
          <table:table-cell/>
          <table:table-cell office:value-type="string" calcext:value-type="string">
            <text:p>https://hdtvpolska.com</text:p>
          </table:table-cell>
          <table:table-cell table:number-columns-repeated="1013"/>
        </table:table-row>
        <table:table-row table:style-name="ro3">
          <table:table-cell/>
          <table:table-cell table:style-name="ce15"/>
          <table:table-cell table:number-columns-repeated="6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://www.infokrakow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44" office:value-type="string" calcext:value-type="string">
            <text:p><text:a xlink:href="https://infobusko.pl/" xlink:type="simple">https://infobusko.pl/</text:a>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number-columns-repeated="6"/>
          <table:table-cell office:value-type="float" office:value="1.5" calcext:value-type="float">
            <text:p>1.5</text:p>
          </table:table-cell>
          <table:table-cell/>
          <table:table-cell table:style-name="ce344" office:value-type="string" calcext:value-type="string">
            <text:p><text:a xlink:href="http://gizycko.info.pl/" xlink:type="simple">http://gizycko.info.pl/</text:a></text:p>
          </table:table-cell>
          <table:table-cell table:number-columns-repeated="1013"/>
        </table:table-row>
        <table:table-row table:style-name="ro1">
          <table:table-cell/>
          <table:table-cell table:style-name="ce157" office:value-type="string" calcext:value-type="string">
            <text:p><text:a xlink:href="http://www.maniak.tv/" xlink:type="simple">http://www.maniak.tv/</text:a></text:p>
          </table:table-cell>
          <table:table-cell table:number-columns-repeated="6"/>
          <table:table-cell office:value-type="string" calcext:value-type="string">
            <text:p>2 ‘</text:p>
          </table:table-cell>
          <table:table-cell/>
          <table:table-cell table:style-name="ce344" office:value-type="string" calcext:value-type="string">
            <text:p><text:a xlink:href="http://kobietaigolf.pl/" xlink:type="simple">http://kobietaigolf.pl/</text:a></text:p>
          </table:table-cell>
          <table:table-cell table:number-columns-repeated="1013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8" office:value-type="string" calcext:value-type="string">
            <text:p>https://www.flvto.biz/pl76/how-to/how-to-install-chrome-plugin-win/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9" office:value-type="string" calcext:value-type="string">
            <text:p>https://superportal24.pl/gryficki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6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61" office:value-type="string" calcext:value-type="string">
            <text:p>https://2conv.com/pl53/terms/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/>
          <table:table-cell table:style-name="ce257"/>
          <table:table-cell table:style-name="ce171"/>
          <table:table-cell table:style-name="ce257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69"/>
          <table:table-cell table:style-name="ce257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70"/>
          <table:table-cell table:style-name="ce257"/>
          <table:table-cell table:number-columns-repeated="1020"/>
        </table:table-row>
        <table:table-row table:style-name="ro3" table:number-rows-repeated="4">
          <table:table-cell/>
          <table:table-cell table:style-name="ce304"/>
          <table:table-cell table:style-name="ce371"/>
          <table:table-cell table:style-name="ce304"/>
          <table:table-cell table:number-columns-repeated="1020"/>
        </table:table-row>
        <table:table-row table:style-name="ro1">
          <table:table-cell/>
          <table:table-cell table:style-name="ce257"/>
          <table:table-cell table:style-name="ce372"/>
          <table:table-cell table:style-name="ce257"/>
          <table:table-cell table:number-columns-repeated="1020"/>
        </table:table-row>
        <table:table-row table:style-name="ro3">
          <table:table-cell/>
          <table:table-cell table:style-name="ce360"/>
          <table:table-cell table:style-name="ce373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1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3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78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76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79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0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1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ce362"/>
          <table:table-cell table:style-name="ce382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3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86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1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8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7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8"/>
          <table:table-cell table:style-name="ce396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0"/>
          <table:table-cell table:style-name="ce386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89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90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0"/>
          <table:table-cell table:style-name="ce374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3" table:number-rows-repeated="4">
          <table:table-cell/>
          <table:table-cell table:style-name="ce361" table:number-columns-repeated="3"/>
          <table:table-cell table:style-name="ce364" table:number-columns-repeated="4"/>
          <table:table-cell table:number-columns-repeated="1016"/>
        </table:table-row>
        <table:table-row table:style-name="ro3">
          <table:table-cell/>
          <table:table-cell table:style-name="ce363"/>
          <table:table-cell table:style-name="ce361" table:number-columns-repeated="2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1" table:number-columns-repeated="3"/>
          <table:table-cell table:style-name="ce364" table:number-columns-repeated="4"/>
          <table:table-cell table:number-columns-repeated="1016"/>
        </table:table-row>
        <table:table-row table:style-name="ro3" table:number-rows-repeated="2">
          <table:table-cell/>
          <table:table-cell table:style-name="ce360"/>
          <table:table-cell table:style-name="ce391"/>
          <table:table-cell table:style-name="ce360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92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>
          <table:table-cell/>
          <table:table-cell table:style-name="ce362"/>
          <table:table-cell table:style-name="ce393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ce362"/>
          <table:table-cell table:style-name="ce394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ce362"/>
          <table:table-cell table:style-name="ce395"/>
          <table:table-cell table:style-name="ce362"/>
          <table:table-cell table:style-name="ce364" table:number-columns-repeated="4"/>
          <table:table-cell table:number-columns-repeated="1016"/>
        </table:table-row>
        <table:table-row table:style-name="ro3" table:number-rows-repeated="6">
          <table:table-cell/>
          <table:table-cell table:style-name="ce364" table:number-columns-repeated="7"/>
          <table:table-cell table:number-columns-repeated="1016"/>
        </table:table-row>
        <table:table-row table:style-name="ro5" table:number-rows-repeated="104843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C2:'other-sites'.C2">
            <calcext:condition calcext:apply-style-name="Good" calcext:value="=&quot;yes&quot;" calcext:base-cell-address="'other-sites'.C2"/>
            <calcext:condition calcext:apply-style-name="Bad" calcext:value="=&quot;no&quot;" calcext:base-cell-address="'other-sites'.C2"/>
            <calcext:condition calcext:apply-style-name="Accent 2" calcext:value="=&quot;revert&quot;" calcext:base-cell-address="'other-sites'.C2"/>
          </calcext:conditional-format>
          <calcext:conditional-format calcext:target-range-address="'other-sites'.B2:'other-sites'.B2">
            <calcext:condition calcext:apply-style-name="Error" calcext:value="=&quot;easylist&quot;" calcext:base-cell-address="'other-sites'.B2"/>
          </calcext:conditional-format>
          <calcext:conditional-format calcext:target-range-address="'other-sites'.B44:'other-sites'.B44">
            <calcext:condition calcext:apply-style-name="Error" calcext:value="=&quot;easylist&quot;" calcext:base-cell-address="'other-sites'.B44"/>
          </calcext:conditional-format>
          <calcext:conditional-format calcext:target-range-address="'other-sites'.B48:'other-sites'.B48">
            <calcext:condition calcext:apply-style-name="Error" calcext:value="=&quot;easylist&quot;" calcext:base-cell-address="'other-sites'.B48"/>
          </calcext:conditional-format>
          <calcext:conditional-format calcext:target-range-address="'other-sites'.B48:'other-sites'.B48">
            <calcext:condition calcext:apply-style-name="Error" calcext:value="=&quot;easylist&quot;" calcext:base-cell-address="'other-sites'.B48"/>
          </calcext:conditional-format>
          <calcext:conditional-format calcext:target-range-address="'other-sites'.B50:'other-sites'.B50">
            <calcext:condition calcext:apply-style-name="Error" calcext:value="=&quot;easylist&quot;" calcext:base-cell-address="'other-sites'.B50"/>
          </calcext:conditional-format>
          <calcext:conditional-format calcext:target-range-address="'other-sites'.B52:'other-sites'.B52">
            <calcext:condition calcext:apply-style-name="Error" calcext:value="=&quot;easylist&quot;" calcext:base-cell-address="'other-sites'.B52"/>
          </calcext:conditional-format>
          <calcext:conditional-format calcext:target-range-address="'other-sites'.B54:'other-sites'.B54">
            <calcext:condition calcext:apply-style-name="Error" calcext:value="=&quot;easylist&quot;" calcext:base-cell-address="'other-sites'.B54"/>
          </calcext:conditional-format>
          <calcext:conditional-format calcext:target-range-address="'other-sites'.B56:'other-sites'.B56">
            <calcext:condition calcext:apply-style-name="Error" calcext:value="=&quot;easylist&quot;" calcext:base-cell-address="'other-sites'.B56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20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7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7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7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1" table:default-cell-style-name="ce302"/>
        <table:table-column table:style-name="co15" table:visibility="collapse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302"/>
        <table:table-column table:style-name="co25" table:default-cell-style-name="ce490"/>
        <table:table-column table:style-name="co26" table:default-cell-style-name="ce302"/>
        <table:table-column table:style-name="co20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leki.abczdrowie.pl/p/prostogal-1000-spec-przed-rol-prod-gal-l-p-m-l-s-j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pl" calcext:value-type="string">
            <text:p>pl</text:p>
          </table:table-cell>
          <table:table-cell table:style-name="ce441" office:value-type="string" calcext:value-type="string">
            <text:p>dobreprogram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check</text:p>
          </table:table-cell>
          <table:table-cell table:style-name="ce455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85" office:value-type="string" calcext:value-type="string">
            <text:p>floating cersanit right corne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pl" calcext:value-type="string">
            <text:p>pl</text:p>
          </table:table-cell>
          <table:table-cell table:style-name="ce455" office:value-type="string" calcext:value-type="string">
            <text:p>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in same plac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to chec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broken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852272727272727" calcext:value-type="percentage">
            <text:p>85.23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08:50:51.302512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25T09:58:33.263915307</dc:date>
    <meta:editing-cycles>130</meta:editing-cycles>
    <meta:editing-duration>PT17H44M55S</meta:editing-duration>
    <meta:generator>LibreOffice/6.0.7.3$Linux_X86_64 LibreOffice_project/00m0$Build-3</meta:generator>
    <meta:document-statistic meta:table-count="5" meta:cell-count="64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